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C000000A879180432.png"/>
  <manifest:file-entry manifest:media-type="image/png" manifest:full-path="Pictures/100000000000012B000000A8EF3B7971.png"/>
  <manifest:file-entry manifest:media-type="" manifest:full-path="Pictures/TablePreview1.svm"/>
  <manifest:file-entry manifest:media-type="image/png" manifest:full-path="Pictures/1000000000000107000000C0AC239CF3.png"/>
  <manifest:file-entry manifest:media-type="image/png" manifest:full-path="Pictures/1000000000000114000000B645B32D4F.png"/>
  <manifest:file-entry manifest:media-type="image/png" manifest:full-path="Pictures/1000000000000190000001B4EB1F6131.png"/>
  <manifest:file-entry manifest:media-type="image/png" manifest:full-path="Pictures/1000000000000320000002585C39BAEF.png"/>
  <manifest:file-entry manifest:media-type="image/gif" manifest:full-path="Pictures/100000000000001C00000020D876C24E.gif"/>
  <manifest:file-entry manifest:media-type="image/png" manifest:full-path="Pictures/1000000000000113000000B700C83968.png"/>
  <manifest:file-entry manifest:media-type="image/png" manifest:full-path="Pictures/100000000000032000000190BFEE205B.png"/>
  <manifest:file-entry manifest:media-type="image/png" manifest:full-path="Pictures/100000000000012B000000A87D241CA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3.18cm, 0cm, -1.06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ackandwhite-title">
      <style:graphic-properties draw:fill-color="#ffffff" draw:auto-grow-height="true" fo:min-height="3.473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fill-color="#ffffff" draw:auto-grow-height="true" fo:min-height="2.843cm"/>
    </style:style>
    <style:style style:name="pr4" style:family="presentation" style:parent-style-name="lyt-blackandwhite-outline1">
      <style:graphic-properties draw:auto-grow-height="true" fo:min-height="10.586cm"/>
    </style:style>
    <style:style style:name="pr5" style:family="presentation" style:parent-style-name="lyt-blackandwhite-outline1">
      <style:graphic-properties fo:min-height="10.586cm"/>
    </style:style>
    <style:style style:name="co1" style:family="table-column">
      <style:table-column-properties style:column-width="3.0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none" draw:fill-color="#ffffff" style:repeat="repeat"/>
      <style:text-properties fo:color="#008000" fo:font-size="48pt" style:font-size-asian="48pt" style:font-size-complex="48pt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text-properties fo:color="#008000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80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8cm" svg:height="3.473cm" svg:x="0cm" svg:y="1.085cm" presentation:class="title" presentation:user-transformed="true">
          <draw:text-box>
            <text:p>Konflikten mellom Nord- og Sør-Korea</text:p>
          </draw:text-box>
        </draw:frame>
        <draw:frame draw:style-name="standard" draw:layer="layout" svg:width="3.069cm" svg:height="2.152cm" svg:x="12.905cm" svg:y="11.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V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3.8cm" svg:height="7cm" svg:x="1.2cm" svg:y="4.558cm">
          <draw:image xlink:href="Pictures/100000000000032000000190BFEE205B.png" xlink:type="simple" xlink:show="embed" xlink:actuate="onLoad">
            <text:p/>
          </draw:image>
        </draw:frame>
        <draw:frame draw:style-name="gr2" draw:text-style-name="P3" draw:layer="layout" svg:width="11.337cm" svg:height="6.844cm" svg:x="15.4cm" svg:y="12.4cm">
          <draw:image xlink:href="Pictures/100000000000012C000000A8791804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Bakgrunn</text:p>
          </draw:text-box>
        </draw:frame>
        <draw:frame draw:style-name="gr2" draw:text-style-name="P3" draw:layer="layout" svg:width="9.711cm" svg:height="10.586cm" svg:x="3.145cm" svg:y="5.414cm" presentation:class="graphic">
          <draw:image xlink:href="Pictures/1000000000000190000001B4EB1F6131.png" xlink:type="simple" xlink:show="embed" xlink:actuate="onLoad">
            <text:p/>
          </draw:image>
        </draw:frame>
        <draw:frame presentation:style-name="pr4" draw:layer="layout" svg:width="12.003cm" svg:height="10.586cm" svg:x="14.604cm" svg:y="5.414cm" presentation:class="outline">
          <draw:text-box>
            <text:list text:style-name="L3">
              <text:list-item>
                <text:p>Nord- og Sør-Korea</text:p>
              </text:list-item>
              <text:list-item>
                <text:p>1945</text:p>
              </text:list-item>
              <text:list-item>
                <text:p>1948</text:p>
              </text:list-item>
            </text:list>
          </draw:text-box>
        </draw:frame>
        <draw:frame draw:style-name="gr2" draw:text-style-name="P3" draw:layer="layout" svg:width="0.74cm" svg:height="0.846cm" svg:x="-7.34cm" svg:y="0.2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9.2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7.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5.6cm">
          <draw:image xlink:href="Pictures/100000000000001C00000020D876C2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Valget</text:p>
          </draw:text-box>
        </draw:frame>
        <draw:frame draw:style-name="gr2" draw:text-style-name="P3" draw:layer="layout" svg:width="12.003cm" svg:height="8.761cm" svg:x="14.997cm" svg:y="6.4cm" presentation:class="graphic" presentation:user-transformed="true">
          <draw:image xlink:href="Pictures/1000000000000107000000C0AC239CF3.png" xlink:type="simple" xlink:show="embed" xlink:actuate="onLoad">
            <text:p/>
          </draw:image>
        </draw:frame>
        <draw:frame presentation:style-name="pr5" draw:layer="layout" svg:width="12.003cm" svg:height="10.586cm" svg:x="2.997cm" svg:y="5.614cm" presentation:class="outline" presentation:user-transformed="true">
          <draw:text-box>
            <text:list text:style-name="L3">
              <text:list-item>
                <text:p>Forholdet</text:p>
              </text:list-item>
              <text:list-item>
                <text:p>Åpent valg</text:p>
              </text:list-item>
              <text:list-item>
                <text:p>Bare i Sør</text:p>
              </text:list-item>
              <text:list-item>
                <text:p>Diktator</text:p>
              </text:list-item>
            </text:list>
          </draw:text-box>
        </draw:frame>
        <draw:frame draw:style-name="gr2" draw:text-style-name="P3" draw:layer="layout" svg:width="0.74cm" svg:height="0.846cm" svg:x="3.26cm" svg:y="5.8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3.26cm" svg:y="9.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3.26cm" svg:y="7.6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3.26cm" svg:y="11.154cm">
          <draw:image xlink:href="Pictures/100000000000001C00000020D876C2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Krigen</text:p>
          </draw:text-box>
        </draw:frame>
        <draw:frame draw:style-name="gr2" draw:text-style-name="P3" draw:layer="layout" svg:width="12.8cm" svg:height="9.5cm" svg:x="1.4cm" svg:y="6.2cm" presentation:class="graphic" presentation:user-transformed="true">
          <draw:image xlink:href="Pictures/1000000000000114000000B645B32D4F.png" xlink:type="simple" xlink:show="embed" xlink:actuate="onLoad">
            <text:p/>
          </draw:image>
        </draw:frame>
        <draw:frame presentation:style-name="pr5" draw:layer="layout" svg:width="12.003cm" svg:height="10.586cm" svg:x="14.604cm" svg:y="5.414cm" presentation:class="outline" presentation:user-transformed="true">
          <draw:text-box>
            <text:list text:style-name="L3">
              <text:list-item>
                <text:p>1950</text:p>
              </text:list-item>
              <text:list-item>
                <text:p>Hjelp</text:p>
              </text:list-item>
              <text:list-item>
                <text:p>Bombing</text:p>
              </text:list-item>
              <text:list-item>
                <text:p>Uten grunn</text:p>
              </text:list-item>
            </text:list>
          </draw:text-box>
        </draw:frame>
        <draw:frame draw:style-name="gr2" draw:text-style-name="P3" draw:layer="layout" svg:width="0.74cm" svg:height="0.846cm" svg:x="14.86cm" svg:y="10.8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9.15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7.35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5.6cm">
          <draw:image xlink:href="Pictures/100000000000001C00000020D876C2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3">
        <office:forms form:automatic-focus="false" form:apply-design-mode="false"/>
        <draw:frame presentation:style-name="pr3" draw:text-style-name="P1" draw:layer="layout" svg:width="23.5cm" svg:height="2.843cm" svg:x="2cm" svg:y="1.9cm" presentation:class="title">
          <draw:text-box>
            <text:p>Konsekvensene</text:p>
          </draw:text-box>
        </draw:frame>
        <draw:frame draw:style-name="gr2" draw:text-style-name="P3" draw:layer="layout" svg:width="12.003cm" svg:height="7.987cm" svg:x="15.197cm" svg:y="6.813cm" presentation:class="graphic" presentation:user-transformed="true">
          <draw:image xlink:href="Pictures/1000000000000113000000B700C83968.png" xlink:type="simple" xlink:show="embed" xlink:actuate="onLoad">
            <text:p/>
          </draw:image>
        </draw:frame>
        <draw:frame presentation:style-name="pr5" draw:layer="layout" svg:width="12.003cm" svg:height="10.586cm" svg:x="2.601cm" svg:y="6cm" presentation:class="outline" presentation:user-transformed="true">
          <draw:text-box>
            <text:list text:style-name="L3">
              <text:list-item>
                <text:p>Døde</text:p>
              </text:list-item>
              <text:list-item>
                <text:p>Økonomien</text:p>
              </text:list-item>
              <text:list-item>
                <text:p>1990- tallet</text:p>
              </text:list-item>
            </text:list>
          </draw:text-box>
        </draw:frame>
        <draw:frame draw:style-name="gr2" draw:text-style-name="P3" draw:layer="layout" svg:width="0.74cm" svg:height="0.846cm" svg:x="2.86cm" svg:y="9.75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2.86cm" svg:y="8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2.86cm" svg:y="6.154cm">
          <draw:image xlink:href="Pictures/100000000000001C00000020D876C2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3T15">
        <office:forms form:automatic-focus="false" form:apply-design-mode="false"/>
        <draw:frame draw:style-name="gr2" draw:text-style-name="P3" draw:layer="layout" svg:width="8.984cm" svg:height="5.048cm" svg:x="3.509cm" svg:y="5.414cm" presentation:class="graphic">
          <draw:image xlink:href="Pictures/100000000000012B000000A87D241CAD.png" xlink:type="simple" xlink:show="embed" xlink:actuate="onLoad">
            <text:p/>
          </draw:image>
        </draw:frame>
        <draw:frame draw:style-name="gr2" draw:text-style-name="P3" draw:layer="layout" svg:width="8.984cm" svg:height="5.048cm" svg:x="3.509cm" svg:y="10.942cm" presentation:class="graphic">
          <draw:image xlink:href="Pictures/100000000000012B000000A8EF3B7971.png" xlink:type="simple" xlink:show="embed" xlink:actuate="onLoad">
            <text:p/>
          </draw:image>
        </draw:frame>
        <draw:frame presentation:style-name="pr5" draw:layer="layout" svg:width="12.003cm" svg:height="10.586cm" svg:x="14.604cm" svg:y="5.414cm" presentation:class="outline">
          <draw:text-box>
            <text:list text:style-name="L3">
              <text:list-item>
                <text:p>Grensen</text:p>
              </text:list-item>
              <text:list-item>
                <text:p>Kjølig</text:p>
              </text:list-item>
              <text:list-item>
                <text:p>Toppmøter</text:p>
              </text:list-item>
              <text:list-item>
                <text:p>Kamper</text:p>
              </text:list-item>
            </text:list>
          </draw:text-box>
        </draw:frame>
        <draw:frame draw:style-name="gr2" draw:text-style-name="P3" draw:layer="layout" svg:width="0.74cm" svg:height="0.846cm" svg:x="14.86cm" svg:y="10.95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9.15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7.4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3" draw:layer="layout" svg:width="0.74cm" svg:height="0.846cm" svg:x="14.86cm" svg:y="5.554cm">
          <draw:image xlink:href="Pictures/100000000000001C00000020D876C24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Black and White</dc:title>
    <dc:description>Presentation Layout Template</dc:description>
    <meta:creation-date>2013-03-11T19:11:29.50</meta:creation-date>
    <dc:language>en-US</dc:language>
    <meta:editing-cycles>6</meta:editing-cycles>
    <meta:editing-duration>PT2H34M58S</meta:editing-duration>
    <dc:date>2013-03-12T21:21:15.36</dc:date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../Program%20Files/OpenOffice.org%203/Basis/share/template/nb/layout/lyt-blackandwhite.otp" meta:date="2006-12-14T14:28:03"/>
  </office:meta>
</office:document-meta>
</file>